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Times New Roman1" svg:font-family="'Times New Roman'"/>
    <style:font-face style:name="宋体1" svg:font-family="宋体"/>
    <style:font-face style:name="黑体" svg:font-family="黑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fo:font-size="18pt" style:font-name-asian="宋体1" style:font-size-asian="18pt" style:font-size-complex="18pt"/>
    </style:style>
    <style:style style:name="P4" style:family="paragraph" style:parent-style-name="Text_20_body">
      <style:text-properties fo:font-size="18pt" officeooo:rsid="00067c6b" officeooo:paragraph-rsid="00067c6b" style:font-name-asian="Courier New" style:font-size-asian="18pt" style:language-asian="zh" style:country-asian="CN" style:font-size-complex="18pt"/>
    </style:style>
    <style:style style:name="P5" style:family="paragraph" style:parent-style-name="Heading_20_2">
      <style:text-properties fo:font-size="18pt" style:font-size-asian="18pt" style:font-size-complex="18pt"/>
    </style:style>
    <style:style style:name="P6" style:family="paragraph" style:parent-style-name="Text_20_body">
      <style:text-properties fo:font-size="18pt" officeooo:rsid="00067c6b" officeooo:paragraph-rsid="00067c6b" style:font-name-asian="黑体" style:font-size-asian="18pt" style:language-asian="zh" style:country-asian="CN" style:font-weight-asian="bold" style:font-size-complex="18pt"/>
    </style:style>
    <style:style style:name="T1" style:family="text">
      <style:text-properties style:font-name-asian="黑体" style:font-weight-asian="bold"/>
    </style:style>
    <style:style style:name="T2" style:family="text">
      <style:text-properties style:font-name-asian="宋体1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weight="bold"/>
    </style:style>
    <style:style style:name="T5" style:family="text">
      <style:text-properties fo:font-weight="bold"/>
    </style:style>
    <style:style style:name="T6" style:family="text">
      <style:text-properties style:font-name="Courier New"/>
    </style:style>
    <style:style style:name="T7" style:family="text">
      <style:text-properties style:font-name-asian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1.<text:span text:style-name="T1">抽象类注意细节</text:span></text:h>
      <text:p text:style-name="P6">语法:</text:p>
      <text:p text:style-name="P6">abstract class 类名{</text:p>
      <text:p text:style-name="P6">}</text:p>
      <text:p text:style-name="P2"><text:span text:style-name="T2">抽象类可以没有抽象方法（</text:span>java.awt.*<text:span text:style-name="T2">的类就是这样子操作的）。</text:span></text:p>
      <text:p text:style-name="P3">抽象类可以继承普通类与抽象类。</text:p>
      <text:p text:style-name="P3">抽象类不能直接使用类名创建实例，但是有构造方法，构造方法是让子类进行初始化。</text:p>
      <text:p text:style-name="P3">抽象类一定有构造方法。</text:p>
      <text:p text:style-name="P2">a<text:span text:style-name="T3">bstract</text:span><text:span text:style-name="T2">与其他修饰符的关系</text:span>:</text:p>
      <text:p text:style-name="P2"><text:tab/><text:span text:style-name="T5">final</text:span><text:span text:style-name="T2">与</text:span>abstract<text:span text:style-name="T2">不能共存</text:span>:</text:p>
      <text:p text:style-name="P2"><text:tab/><text:tab/>final:<text:span text:style-name="T2">它的作用 修饰类代表不可以继承 修饰方法不可重写</text:span></text:p>
      <text:p text:style-name="P2"><text:tab/><text:tab/>abstract<text:span text:style-name="T2">修饰类就是用来被继承的，修饰方法就是用来被重写的。</text:span></text:p>
      <text:p text:style-name="P2"><text:tab/><text:span text:style-name="T5">Static </text:span>static<text:span text:style-name="T2">修饰的方法可以用类名调用，</text:span></text:p>
      <text:p text:style-name="P2"><text:tab/><text:tab/> <text:span text:style-name="T2">对于</text:span>abstract<text:span text:style-name="T2">修饰的方法没有具体的方法实现，所有不能直接调用，</text:span></text:p>
      <text:p text:style-name="P2"><text:tab/><text:tab/><text:span text:style-name="T2">也就是说不可以与</text:span>static<text:span text:style-name="T2">共存。</text:span></text:p>
      <text:p text:style-name="P2"><text:tab/><text:span text:style-name="T4">private</text:span></text:p>
      <text:p text:style-name="P2"><text:tab/><text:tab/>private<text:span text:style-name="T2">修饰的只能在本类中使用，</text:span></text:p>
      <text:p text:style-name="P2"><text:tab/><text:tab/>abstract<text:span text:style-name="T2">方法是用来被子类进行重写的，有矛盾</text:span></text:p>
      <text:p text:style-name="P2"><text:tab/><text:tab/><text:span text:style-name="T2">所有不能共存</text:span>.</text:p>
      <text:p text:style-name="P4">特点</text:p>
      <text:p text:style-name="P2"><text:span text:style-name="T6"><text:tab/><text:tab/><text:tab/>1</text:span><text:span text:style-name="T7">：有抽象函数的类，该类一定是抽象类。</text:span></text:p>
      <text:p text:style-name="P2"><text:span text:style-name="T6"><text:tab/><text:tab/><text:tab/>2</text:span><text:span text:style-name="T7">：抽象类中不一定要有抽象函数。</text:span></text:p>
      <text:p text:style-name="P2"><text:soft-page-break/><text:span text:style-name="T6"><text:tab/><text:tab/><text:tab/>3</text:span><text:span text:style-name="T7">：抽象类不能使用</text:span><text:span text:style-name="T6">new</text:span><text:span text:style-name="T7">创建对象</text:span></text:p>
      <text:p text:style-name="P2"><text:span text:style-name="T6"><text:tab/><text:tab/><text:tab/><text:tab/>1</text:span><text:span text:style-name="T7">：创建对象，使用对象的功能，抽象类的方法，没有方法体。</text:span></text:p>
      <text:p text:style-name="P2"><text:span text:style-name="T6"><text:tab/><text:tab/><text:tab/>4</text:span><text:span text:style-name="T7">：抽象类主要为了提高代码的复用性，让子类继承来使用。</text:span></text:p>
      <text:p text:style-name="P2"><text:span text:style-name="T6"><text:tab/><text:tab/><text:tab/>5</text:span><text:span text:style-name="T7">：编译器强制子类实现抽象类父类的未实现的方法。</text:span></text:p>
      <text:p text:style-name="P2"><text:span text:style-name="T6"><text:tab/><text:tab/><text:tab/><text:tab/>1</text:span><text:span text:style-name="T7">：可以不实现，前提是子类的也要声明为抽象的。</text:span></text:p>
      <text:p text:style-name="P2"><text:span text:style-name="T6"><text:tab/><text:tab/>7</text:span><text:span text:style-name="T7">：抽象的优点</text:span></text:p>
      <text:p text:style-name="P2"><text:span text:style-name="T6"><text:tab/><text:tab/><text:tab/>1</text:span><text:span text:style-name="T7">：提高代码复用性</text:span></text:p>
      <text:p text:style-name="P2"><text:span text:style-name="T6"><text:tab/><text:tab/><text:tab/><text:tab/>2</text:span><text:span text:style-name="T7">：强制子类实现父类中没有实现的功能</text:span></text:p>
      <text:p text:style-name="P2"><text:span text:style-name="T6"><text:tab/><text:tab/><text:tab/>2</text:span><text:span text:style-name="T7">：提高代码的扩展性，便于后期的代码维护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Times New Roman1" svg:font-family="'Times New Roman'"/>
    <style:font-face style:name="宋体1" svg:font-family="宋体"/>
    <style:font-face style:name="黑体" svg:font-family="黑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0S</meta:editing-duration>
    <meta:editing-cycles>5</meta:editing-cycles>
    <meta:generator>LibreOffice/5.3.0.3$Windows_X86_64 LibreOffice_project/7074905676c47b82bbcfbea1aeefc84afe1c50e1</meta:generator>
    <dc:date>2018-05-20T23:47:08.191000000</dc:date>
    <meta:document-statistic meta:table-count="0" meta:image-count="0" meta:object-count="0" meta:page-count="2" meta:paragraph-count="31" meta:word-count="474" meta:character-count="626" meta:non-whitespace-character-count="568"/>
    <meta:user-defined meta:name="Info 1"/>
    <meta:user-defined meta:name="Info 2"/>
    <meta:user-defined meta:name="Info 3"/>
    <meta:user-defined meta:name="Info 4"/>
  </office:meta>
</office:document-meta>
</file>